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15" style:family="table-cell" style:parent-style-name="Default" style:data-style-name="N3"/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ginning</text:p>
          </table:table-cell>
          <table:table-cell table:style-name="ce1" office:value-type="float" office:value="874351.16" calcext:value-type="float">
            <text:p>874,35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ing</text:p>
          </table:table-cell>
          <table:table-cell table:style-name="ce2" office:value-type="float" office:value="861045.56" calcext:value-type="float">
            <text:p>861045.56</text:p>
          </table:table-cell>
          <table:table-cell table:style-name="ce3" office:value-type="float" office:value="1.2988" calcext:value-type="float">
            <text:p>1.2988</text:p>
          </table:table-cell>
          <table:table-cell table:style-name="ce10" table:formula="of:=+[.B3]*[.C3]" office:value-type="float" office:value="1118325.973328" calcext:value-type="float">
            <text:p>1,118,325.97</text:p>
          </table:table-cell>
          <table:table-cell table:number-columns-repeated="7"/>
        </table:table-row>
        <table:table-row table:style-name="ro1">
          <table:table-cell/>
          <table:table-cell table:formula="of:=+[.B2]-[.B3]" office:value-type="float" office:value="13305.6" calcext:value-type="float">
            <text:p>13305.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 <text:a xlink:href="https://web.taxtron.ca/" xlink:type="simple">https://web.taxtron.ca</text:a>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quity includes all the cash that are deposited into the bank account + I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 includes vehicle, insurance, phone,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s includes expense + loss in I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loss as of Dec31 2019 is a combination of dividends + transactions + unrealized PNL. 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formula="of:=+488195.7" office:value-type="float" office:value="488195.7" calcext:value-type="float">
            <text:p>488195.7</text:p>
          </table:table-cell>
          <table:table-cell table:number-columns-repeated="10"/>
        </table:table-row>
        <table:table-row table:style-name="ro1">
          <table:table-cell office:value-type="float" office:value="384983" calcext:value-type="float">
            <text:p>384983</text:p>
          </table:table-cell>
          <table:table-cell table:number-columns-repeated="10"/>
        </table:table-row>
        <table:table-row table:style-name="ro1">
          <table:table-cell table:formula="of:=+[.A14]+[.A15]" office:value-type="float" office:value="873178.7" calcext:value-type="float">
            <text:p>873178.7</text:p>
          </table:table-cell>
          <table:table-cell table:number-columns-repeated="10"/>
        </table:table-row>
        <table:table-row table:style-name="ro1">
          <table:table-cell table:formula="of:=+[.A16]-874351.16" office:value-type="float" office:value="-1172.46000000008" calcext:value-type="float">
            <text:p>-1172.46000000008</text:p>
          </table:table-cell>
          <table:table-cell table:number-columns-repeated="3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FX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12/11/2019</text:p>
          </table:table-cell>
          <table:table-cell table:style-name="ce9" table:number-columns-repeated="2"/>
          <table:table-cell table:style-name="ce6" office:value-type="string" calcext:value-type="string">
            <text:p>deposit to trading account</text:p>
          </table:table-cell>
          <table:table-cell table:style-name="ce9" table:formula="of:=+[.G18]*[.H18]" office:value-type="float" office:value="5828.42999999999" calcext:value-type="float">
            <text:p>5828.42999999999</text:p>
          </table:table-cell>
          <table:table-cell table:style-name="ce9"/>
          <table:table-cell table:style-name="ce1" office:value-type="float" office:value="4400" calcext:value-type="float">
            <text:p>4,400.00</text:p>
          </table:table-cell>
          <table:table-cell table:style-name="ce9" office:value-type="float" office:value="1.32464318181818" calcext:value-type="float">
            <text:p>1.32464318181818</text:p>
          </table:table-cell>
          <table:table-cell table:style-name="ce9"/>
          <table:table-cell table:style-name="ce1" office:value-type="string" calcext:value-type="string">
            <text:p>$874,351.16</text:p>
          </table:table-cell>
          <table:table-cell table:formula="of:=+[.J18]+0" office:value-type="float" office:value="874351.16" calcext:value-type="float">
            <text:p>874351.16</text:p>
          </table:table-cell>
        </table:table-row>
        <table:table-row table:style-name="ro1">
          <table:table-cell table:style-name="ce5" office:value-type="string" calcext:value-type="string">
            <text:p>07/08/2019</text:p>
          </table:table-cell>
          <table:table-cell table:style-name="ce9" table:number-columns-repeated="3"/>
          <table:table-cell table:style-name="ce9" table:formula="of:=+[.G19]*[.H19]" office:value-type="float" office:value="120882.03" calcext:value-type="float">
            <text:p>120882.03</text:p>
          </table:table-cell>
          <table:table-cell table:style-name="ce9"/>
          <table:table-cell table:style-name="ce1" office:value-type="float" office:value="91000" calcext:value-type="float">
            <text:p>91,000.00</text:p>
          </table:table-cell>
          <table:table-cell table:style-name="ce9" office:value-type="float" office:value="1.32837395604396" calcext:value-type="float">
            <text:p>1.32837395604396</text:p>
          </table:table-cell>
          <table:table-cell table:style-name="ce9"/>
          <table:table-cell table:style-name="ce1" office:value-type="string" calcext:value-type="string">
            <text:p>$869,951.16</text:p>
          </table:table-cell>
          <table:table-cell table:formula="of:=+[.J19]+0" office:value-type="float" office:value="869951.16" calcext:value-type="float">
            <text:p>869951.16</text:p>
          </table:table-cell>
        </table:table-row>
        <table:table-row table:style-name="ro1">
          <table:table-cell table:style-name="ce6" office:value-type="string" calcext:value-type="string">
            <text:p>25/07/2019</text:p>
          </table:table-cell>
          <table:table-cell table:style-name="ce9" table:number-columns-repeated="3"/>
          <table:table-cell table:style-name="ce9" table:formula="of:=+[.G20]*[.H20]" office:value-type="float" office:value="131613.6" calcext:value-type="float">
            <text:p>131613.6</text:p>
          </table:table-cell>
          <table:table-cell table:style-name="ce9"/>
          <table:table-cell table:style-name="ce1" office:value-type="float" office:value="100000" calcext:value-type="float">
            <text:p>100,000.00</text:p>
          </table:table-cell>
          <table:table-cell table:style-name="ce9" office:value-type="float" office:value="1.316136" calcext:value-type="float">
            <text:p>1.316136</text:p>
          </table:table-cell>
          <table:table-cell table:style-name="ce9"/>
          <table:table-cell table:style-name="ce1" office:value-type="string" calcext:value-type="string">
            <text:p>$778,951.16</text:p>
          </table:table-cell>
          <table:table-cell table:formula="of:=+[.J20]+0" office:value-type="float" office:value="778951.16" calcext:value-type="float">
            <text:p>778951.16</text:p>
          </table:table-cell>
        </table:table-row>
        <table:table-row table:style-name="ro1">
          <table:table-cell table:style-name="ce6" office:value-type="string" calcext:value-type="string">
            <text:p>15/07/2019</text:p>
          </table:table-cell>
          <table:table-cell table:style-name="ce9" table:number-columns-repeated="3"/>
          <table:table-cell table:style-name="ce9" table:formula="of:=+[.G21]*[.H21]" office:value-type="float" office:value="117472.77" calcext:value-type="float">
            <text:p>117472.77</text:p>
          </table:table-cell>
          <table:table-cell table:style-name="ce9"/>
          <table:table-cell table:style-name="ce1" office:value-type="float" office:value="90000" calcext:value-type="float">
            <text:p>90,000.00</text:p>
          </table:table-cell>
          <table:table-cell table:style-name="ce9" office:value-type="float" office:value="1.305253" calcext:value-type="float">
            <text:p>1.305253</text:p>
          </table:table-cell>
          <table:table-cell table:style-name="ce9"/>
          <table:table-cell table:style-name="ce1" office:value-type="string" calcext:value-type="string">
            <text:p>$678,951.16</text:p>
          </table:table-cell>
          <table:table-cell table:formula="of:=+[.J21]+0" office:value-type="float" office:value="678951.16" calcext:value-type="float">
            <text:p>678951.16</text:p>
          </table:table-cell>
        </table:table-row>
        <table:table-row table:style-name="ro1">
          <table:table-cell table:style-name="ce6" office:value-type="string" calcext:value-type="string">
            <text:p>15/07/2019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+[.G22]*[.H22]" office:value-type="float" office:value="767199.913064523" calcext:value-type="float">
            <text:p>767199.913064523</text:p>
          </table:table-cell>
          <table:table-cell table:style-name="ce9"/>
          <table:table-cell table:style-name="ce1" office:value-type="float" office:value="587778.7" calcext:value-type="float">
            <text:p>587,778.70</text:p>
          </table:table-cell>
          <table:table-cell table:style-name="ce9" office:value-type="float" office:value="1.30525300264287" calcext:value-type="float">
            <text:p>1.30525300264287</text:p>
          </table:table-cell>
          <table:table-cell table:style-name="ce9"/>
          <table:table-cell table:style-name="ce1" office:value-type="string" calcext:value-type="string">
            <text:p>$588,951.16</text:p>
          </table:table-cell>
          <table:table-cell table:formula="of:=+[.J22]+0" office:value-type="float" office:value="588951.16" calcext:value-type="float">
            <text:p>588951.16</text:p>
          </table:table-cell>
        </table:table-row>
        <table:table-row table:style-name="ro1">
          <table:table-cell table:number-columns-repeated="4"/>
          <table:table-cell table:style-name="ce13" table:formula="of:=+SUM([.E18:.E22])" office:value-type="float" office:value="1142996.74306452" calcext:value-type="float">
            <text:p>1142996.74306452</text:p>
          </table:table-cell>
          <table:table-cell/>
          <table:table-cell table:formula="of:=+SUM([.G18:.G22])" office:value-type="float" office:value="873178.7" calcext:value-type="float">
            <text:p>87317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osit </text:p>
          </table:table-cell>
          <table:table-cell office:value-type="float" office:value="190000" calcext:value-type="float">
            <text:p>190000</text:p>
          </table:table-cell>
          <table:table-cell office:value-type="string" calcext:value-type="string">
            <text:p><text:s/>Tot cash</text:p>
          </table:table-cell>
          <table:table-cell table:formula="of:=+[.B25]+[.B26]" office:value-type="float" office:value="392795.7" calcext:value-type="float">
            <text:p>392795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h Trf</text:p>
          </table:table-cell>
          <table:table-cell office:value-type="float" office:value="202795.7" calcext:value-type="float">
            <text:p>202795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tion Trf</text:p>
          </table:table-cell>
          <table:table-cell office:value-type="float" office:value="384983" calcext:value-type="float">
            <text:p>384983</text:p>
          </table:table-cell>
          <table:table-cell office:value-type="string" calcext:value-type="string">
            <text:p>Tot trf</text:p>
          </table:table-cell>
          <table:table-cell table:formula="of:=+[.B26]+[.B27]" office:value-type="float" office:value="587778.7" calcext:value-type="float">
            <text:p>587778.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posit total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Tot In</text:p>
          </table:table-cell>
          <table:table-cell table:number-columns-repeated="7"/>
        </table:table-row>
        <table:table-row table:style-name="ro1">
          <table:table-cell table:style-name="ce1" office:value-type="float" office:value="4400" calcext:value-type="float">
            <text:p>4,400.00</text:p>
          </table:table-cell>
          <table:table-cell table:style-name="ce10" table:formula="of:=+[.A30]+[.A31]+[.A32]+[.A33]" office:value-type="float" office:value="285400" calcext:value-type="float">
            <text:p>285,400.00</text:p>
          </table:table-cell>
          <table:table-cell table:style-name="ce10" table:formula="of:=+[.D27]" office:value-type="float" office:value="587778.7" calcext:value-type="float">
            <text:p>587,778.70</text:p>
          </table:table-cell>
          <table:table-cell table:style-name="ce10" table:formula="of:=+[.B30]+[.C30]" office:value-type="float" office:value="873178.7" calcext:value-type="float">
            <text:p>873,178.70</text:p>
          </table:table-cell>
          <table:table-cell table:number-columns-repeated="7"/>
        </table:table-row>
        <table:table-row table:style-name="ro1">
          <table:table-cell table:style-name="ce1" office:value-type="float" office:value="91000" calcext:value-type="float">
            <text:p>91,000.00</text:p>
          </table:table-cell>
          <table:table-cell table:number-columns-repeated="10"/>
        </table:table-row>
        <table:table-row table:style-name="ro1">
          <table:table-cell table:style-name="ce1" office:value-type="float" office:value="100000" calcext:value-type="float">
            <text:p>100,000.00</text:p>
          </table:table-cell>
          <table:table-cell table:number-columns-repeated="10"/>
        </table:table-row>
        <table:table-row table:style-name="ro1">
          <table:table-cell table:style-name="ce1" office:value-type="float" office:value="90000" calcext:value-type="float">
            <text:p>90,000.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SubTo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h</text:p>
          </table:table-cell>
          <table:table-cell table:style-name="ce10" office:value-type="float" office:value="202795.7" calcext:value-type="float">
            <text:p>202,795.70</text:p>
          </table:table-cell>
          <table:table-cell table:style-name="ce10" table:formula="of:=+[.B30]" office:value-type="float" office:value="285400" calcext:value-type="float">
            <text:p>285,400.00</text:p>
          </table:table-cell>
          <table:table-cell table:style-name="ce10" table:formula="of:=+[.B36]+[.C36]" office:value-type="float" office:value="488195.7" calcext:value-type="float">
            <text:p>488,195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 Trf</text:p>
          </table:table-cell>
          <table:table-cell table:style-name="ce10" office:value-type="float" office:value="384983" calcext:value-type="float">
            <text:p>384,983.00</text:p>
          </table:table-cell>
          <table:table-cell/>
          <table:table-cell table:style-name="ce10" office:value-type="float" office:value="384983" calcext:value-type="float">
            <text:p>384,983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</text:p>
          </table:table-cell>
          <table:table-cell table:number-columns-repeated="2"/>
          <table:table-cell table:style-name="ce10" table:formula="of:=+[.D36]+[.D37]" office:value-type="float" office:value="873178.7" calcext:value-type="float">
            <text:p>873,178.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number-columns-repeated="7"/>
        </table:table-row>
        <table:table-row table:style-name="ro1">
          <table:table-cell/>
          <table:table-cell office:value-type="string" calcext:value-type="string">
            <text:p>IB US</text:p>
          </table:table-cell>
          <table:table-cell office:value-type="string" calcext:value-type="string">
            <text:p>Accrued</text:p>
          </table:table-cell>
          <table:table-cell office:value-type="string" calcext:value-type="string">
            <text:p>IB Cad</text:p>
          </table:table-cell>
          <table:table-cell office:value-type="string" calcext:value-type="string">
            <text:p>T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2677.83" calcext:value-type="float">
            <text:p>2677.83</text:p>
          </table:table-cell>
          <table:table-cell office:value-type="float" office:value="1800.7" calcext:value-type="float">
            <text:p>1800.7</text:p>
          </table:table-cell>
          <table:table-cell office:value-type="float" office:value="5458.12" calcext:value-type="float">
            <text:p>5458.12</text:p>
          </table:table-cell>
          <table:table-cell table:formula="of:=+[.D41]/([.B41]+[.C41])" office:value-type="float" office:value="1.21873025300713" calcext:value-type="float">
            <text:p>1.218730253007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969.31" calcext:value-type="float">
            <text:p>2969.31</text:p>
          </table:table-cell>
          <table:table-cell office:value-type="float" office:value="504.5" calcext:value-type="float">
            <text:p>504.5</text:p>
          </table:table-cell>
          <table:table-cell office:value-type="float" office:value="4030" calcext:value-type="float">
            <text:p>4030</text:p>
          </table:table-cell>
          <table:table-cell table:formula="of:=+[.D42]/([.B42])" office:value-type="float" office:value="1.35721767009844" calcext:value-type="float">
            <text:p>1.3572176700984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B Final:</text:p>
          </table:table-cell>
          <table:table-cell office:value-type="string" calcext:value-type="string">
            <text:p>Rate</text:p>
          </table:table-cell>
          <table:table-cell office:value-type="float" office:value="1.3269" calcext:value-type="float">
            <text:p>1.32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Cad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873178.7" calcext:value-type="float">
            <text:p>873,179</text:p>
          </table:table-cell>
          <table:table-cell table:style-name="ce15" table:formula="of:=+[.B46]*1.3269" office:value-type="float" office:value="1158620.81703" calcext:value-type="float">
            <text:p>1,158,621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15" office:value-type="float" office:value="-140" calcext:value-type="float">
            <text:p>-140</text:p>
          </table:table-cell>
          <table:table-cell table:number-columns-repeated="2"/>
          <table:table-cell office:value-type="float" office:value="19851506" calcext:value-type="float">
            <text:p>19851506</text:p>
          </table:table-cell>
          <table:table-cell table:style-name="ce10" table:formula="of:=+[.$C$44]*[.F47]" office:value-type="float" office:value="26340963.3114" calcext:value-type="float">
            <text:p>26,340,96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M</text:p>
          </table:table-cell>
          <table:table-cell table:style-name="ce15" office:value-type="float" office:value="-16479" calcext:value-type="float">
            <text:p>-16,479</text:p>
          </table:table-cell>
          <table:table-cell table:style-name="ce15" table:formula="of:=+[.B48]*1.3269" office:value-type="float" office:value="-21865.9851" calcext:value-type="float">
            <text:p>-21,866</text:p>
          </table:table-cell>
          <table:table-cell office:value-type="string" calcext:value-type="string">
            <text:p>T5008*avg rate</text:p>
          </table:table-cell>
          <table:table-cell/>
          <table:table-cell office:value-type="float" office:value="19835027" calcext:value-type="float">
            <text:p>19835027</text:p>
          </table:table-cell>
          <table:table-cell table:style-name="ce10" table:formula="of:=+[.$C$44]*[.F48]" office:value-type="float" office:value="26319097.3263" calcext:value-type="float">
            <text:p>26,319,09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</text:p>
          </table:table-cell>
          <table:table-cell table:style-name="ce15" office:value-type="float" office:value="4284.39" calcext:value-type="float">
            <text:p>4,284</text:p>
          </table:table-cell>
          <table:table-cell table:style-name="ce15" office:value-type="float" office:value="5458.12" calcext:value-type="float">
            <text:p>5,458</text:p>
          </table:table-cell>
          <table:table-cell office:value-type="string" calcext:value-type="string">
            <text:p>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est</text:p>
          </table:table-cell>
          <table:table-cell table:style-name="ce15" office:value-type="float" office:value="2969.31" calcext:value-type="float">
            <text:p>2,969</text:p>
          </table:table-cell>
          <table:table-cell table:style-name="ce15" office:value-type="float" office:value="4030" calcext:value-type="float">
            <text:p>4,030</text:p>
          </table:table-cell>
          <table:table-cell office:value-type="string" calcext:value-type="string">
            <text:p>T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ission</text:p>
          </table:table-cell>
          <table:table-cell table:style-name="ce15" office:value-type="float" office:value="-1655.15" calcext:value-type="float">
            <text:p>-1,655</text:p>
          </table:table-cell>
          <table:table-cell table:style-name="ce20" table:formula="of:=+[.B51]*1.3269" office:value-type="float" office:value="-2196.218535" calcext:value-type="float">
            <text:p>-2,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es</text:p>
          </table:table-cell>
          <table:table-cell table:style-name="ce15" office:value-type="float" office:value="-1310.75" calcext:value-type="float">
            <text:p>-1,311</text:p>
          </table:table-cell>
          <table:table-cell table:style-name="ce20" table:formula="of:=+[.B52]*1.3269" office:value-type="float" office:value="-1739.234175" calcext:value-type="float">
            <text:p>-1,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 Cost(Commission)</text:p>
          </table:table-cell>
          <table:table-cell table:style-name="ce15" office:value-type="float" office:value="-298.89" calcext:value-type="float">
            <text:p>-299</text:p>
          </table:table-cell>
          <table:table-cell table:style-name="ce20" table:formula="of:=+[.B53]*1.3269" office:value-type="float" office:value="-396.597141" calcext:value-type="float">
            <text:p>-397</text:p>
          </table:table-cell>
          <table:table-cell table:number-columns-repeated="8"/>
        </table:table-row>
        <table:table-row table:style-name="ro1">
          <table:table-cell/>
          <table:table-cell table:style-name="ce15" table:formula="of:=+SUM([.B46:.B53])" office:value-type="float" office:value="860688.61" calcext:value-type="float">
            <text:p>860,689</text:p>
          </table:table-cell>
          <table:table-cell table:style-name="ce15" table:formula="of:=+SUM([.C46:.C53])" office:value-type="float" office:value="1141770.902079" calcext:value-type="float">
            <text:p>1,141,771</text:p>
          </table:table-cell>
          <table:table-cell table:number-columns-repeated="8"/>
        </table:table-row>
        <table:table-row table:style-name="ro1">
          <table:table-cell/>
          <table:table-cell table:style-name="ce15" table:number-columns-repeated="2"/>
          <table:table-cell table:number-columns-repeated="8"/>
        </table:table-row>
        <table:table-row table:style-name="ro1">
          <table:table-cell/>
          <table:table-cell table:style-name="ce15" table:formula="of:=+[.B54]-[.B46]" office:value-type="float" office:value="-12490.09" calcext:value-type="float">
            <text:p>-12,490</text:p>
          </table:table-cell>
          <table:table-cell table:style-name="ce15" table:formula="of:=+[.C54]-[.C46]" office:value-type="float" office:value="-16849.9149509999" calcext:value-type="float">
            <text:p>-16,85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BC CAD</text:p>
          </table:table-cell>
          <table:table-cell office:value-type="float" office:value="2272.82" calcext:value-type="float">
            <text:p>2272.82</text:p>
          </table:table-cell>
          <table:table-cell/>
          <table:table-cell office:value-type="float" office:value="2272.82" calcext:value-type="float">
            <text:p>2272.82</text:p>
          </table:table-cell>
          <table:table-cell office:value-type="float" office:value="1.3269" calcext:value-type="float">
            <text:p>1.3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BC USD</text:p>
          </table:table-cell>
          <table:table-cell/>
          <table:table-cell office:value-type="float" office:value="49.5" calcext:value-type="float">
            <text:p>49.5</text:p>
          </table:table-cell>
          <table:table-cell table:formula="of:=+[.C60]*[.E60]" office:value-type="float" office:value="65.68155" calcext:value-type="float">
            <text:p>65.68155</text:p>
          </table:table-cell>
          <table:table-cell office:value-type="float" office:value="1.3269" calcext:value-type="float">
            <text:p>1.3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 CAD</text:p>
          </table:table-cell>
          <table:table-cell office:value-type="float" office:value="63.92" calcext:value-type="float">
            <text:p>63.92</text:p>
          </table:table-cell>
          <table:table-cell/>
          <table:table-cell office:value-type="float" office:value="63.92" calcext:value-type="float">
            <text:p>63.92</text:p>
          </table:table-cell>
          <table:table-cell office:value-type="float" office:value="1.3269" calcext:value-type="float">
            <text:p>1.3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D USD</text:p>
          </table:table-cell>
          <table:table-cell/>
          <table:table-cell office:value-type="float" office:value="117.49" calcext:value-type="float">
            <text:p>117.49</text:p>
          </table:table-cell>
          <table:table-cell table:formula="of:=+[.C62]*[.E62]" office:value-type="float" office:value="155.897481" calcext:value-type="float">
            <text:p>155.897481</text:p>
          </table:table-cell>
          <table:table-cell office:value-type="float" office:value="1.3269" calcext:value-type="float">
            <text:p>1.3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EOY</text:p>
          </table:table-cell>
          <table:table-cell table:number-columns-repeated="2"/>
          <table:table-cell table:formula="of:=SUM([.D59:.D62])" office:value-type="float" office:value="2558.319031" calcext:value-type="float">
            <text:p>2558.31903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3" office:value-type="string" calcext:value-type="string">
            <text:p>Net T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5458" calcext:value-type="float">
            <text:p>5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d Div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Net income</text:p>
          </table:table-cell>
          <table:table-cell table:style-name="ce13" table:formula="of:=+[.B66]+[.B67]+[.B68]" office:value-type="float" office:value="9691" calcext:value-type="float">
            <text:p>969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nsult fee</text:p>
          </table:table-cell>
          <table:table-cell office:value-type="float" office:value="-300" calcext:value-type="float">
            <text:p>-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ding Fees</text:p>
          </table:table-cell>
          <table:table-cell office:value-type="float" office:value="-1739" calcext:value-type="float">
            <text:p>-1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 Cost(Commission)</text:p>
          </table:table-cell>
          <table:table-cell office:value-type="float" office:value="-397" calcext:value-type="float">
            <text:p>-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 Fees</text:p>
          </table:table-cell>
          <table:table-cell office:value-type="float" office:value="-2196" calcext:value-type="float">
            <text:p>-2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k fee</text:p>
          </table:table-cell>
          <table:table-cell office:value-type="float" office:value="-272" calcext:value-type="float">
            <text:p>-272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Operating Exp</text:p>
          </table:table-cell>
          <table:table-cell table:style-name="ce13" table:formula="of:=+SUM([.B71:.B75])" office:value-type="float" office:value="-4904" calcext:value-type="float">
            <text:p>-49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3" office:value-type="string" calcext:value-type="string">
            <text:p>Operating Income</text:p>
          </table:table-cell>
          <table:table-cell table:style-name="ce13" table:formula="of:=+[.B69]+[.B76]" office:value-type="float" office:value="4787" calcext:value-type="float">
            <text:p>478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pital loss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2" table:default-cell-style-name="ce6"/>
        <table:table-column table:style-name="co1" table:number-columns-repeated="2" table:default-cell-style-name="ce5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row table:style-name="ro1">
          <table:table-cell table:style-name="ce17" table:number-columns-repeated="4"/>
          <table:table-cell table:style-name="ce18"/>
          <table:table-cell table:style-name="ce17"/>
          <table:table-cell table:style-name="ce18" table:number-columns-repeated="2"/>
        </table:table-row>
        <table:table-row table:style-name="ro1" table:number-rows-repeated="24">
          <table:table-cell table:number-columns-repeated="8"/>
        </table:table-row>
        <table:table-row table:style-name="ro1">
          <table:table-cell table:number-columns-spanned="6" table:number-rows-spanned="1"/>
          <table:covered-table-cell table:number-columns-repeated="5"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00-00-00</text:date>, <text:time style:data-style-name="N2" text:time-value="01:40:22.768102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3:30:28.303790650</meta:creation-date>
    <dc:date>2020-05-05T01:41:21.392601085</dc:date>
    <meta:editing-duration>PT1H53M58S</meta:editing-duration>
    <meta:editing-cycles>33</meta:editing-cycles>
    <meta:generator>LibreOffice/6.0.7.3$Linux_X86_64 LibreOffice_project/00m0$Build-3</meta:generator>
    <meta:document-statistic meta:table-count="2" meta:cell-count="184" meta:object-count="0"/>
  </office:meta>
</office:document-meta>
</file>